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presentação do Projeto: Sistema de Estacionamento em Python</text:h>
      <text:h text:style-name="Heading_20_4" text:outline-level="4">Introdução</text:h>
      <text:p text:style-name="Text_20_body">O projeto consiste em um <text:span text:style-name="Strong_20_Emphasis">sistema de estacionamento</text:span> desenvolvido em Python, utilizando a biblioteca <text:span text:style-name="Strong_20_Emphasis">CustomTkinter</text:span> para a criação de uma interface gráfica amigável e intuitiva. O sistema tem como objetivo facilitar o registro e a gestão das entradas e saídas de veículos, permitindo aos usuários um controle eficiente das vagas disponíveis e a realização de pagamentos.</text:p>
      <text:h text:style-name="Heading_20_4" text:outline-level="4">Funcionalidades</text:h>
      <text:list text:style-name="L1">
        <text:list-item>
          <text:p text:style-name="P1"><text:span text:style-name="Strong_20_Emphasis">Registro de Entrada</text:span>: O sistema permite registrar a entrada de veículos através da inserção da placa e do nome do proprietário. As placas são validadas para garantir que estão no formato correto (ex: ABC1234).</text:p>
        </text:list-item>
        <text:list-item>
          <text:p text:style-name="P1"><text:span text:style-name="Strong_20_Emphasis">Controle de Vagas</text:span>: O sistema inicia com um número pré-definido de vagas (10 no total), e a quantidade de vagas disponíveis é atualizada em tempo real à medida que as entradas e saídas são registradas.</text:p>
        </text:list-item>
        <text:list-item>
          <text:p text:style-name="P1"><text:span text:style-name="Strong_20_Emphasis">Tabela de Registros</text:span>: Uma tabela exibe os registros de veículos, mostrando o nome do proprietário, a placa do veículo e a hora de entrada, permitindo uma visualização clara das informações dos veículos no estacionamento.</text:p>
        </text:list-item>
        <text:list-item>
          <text:p text:style-name="P1"><text:span text:style-name="Strong_20_Emphasis">Registro de Saída</text:span>: Ao registrar a saída de um veículo, o sistema calcula automaticamente o tempo de permanência e o valor a ser pago, baseado em uma taxa fixa por hora. Um recibo detalhado é gerado para o usuário.</text:p>
        </text:list-item>
        <text:list-item>
          <text:p text:style-name="P1"><text:span text:style-name="Strong_20_Emphasis">Simulação de Pagamento</text:span>: O sistema oferece uma interface para simulação de pagamento, permitindo ao usuário escolher entre diferentes formas de pagamento (cartão ou dinheiro). Após a finalização do pagamento, uma notificação de sucesso é exibida.</text:p>
        </text:list-item>
        <text:list-item>
          <text:p text:style-name="P1"><text:span text:style-name="Strong_20_Emphasis">Interface Gráfica</text:span>: A interface foi desenvolvida para ser clara e responsiva, utilizando temas personalizados para melhorar a experiência do usuário.</text:p>
        </text:list-item>
      </text:list>
      <text:h text:style-name="Heading_20_4" text:outline-level="4">Tecnologias Utilizadas</text:h>
      <text:list text:style-name="L2">
        <text:list-item>
          <text:p text:style-name="P3"><text:span text:style-name="Strong_20_Emphasis">Python</text:span>: Linguagem de programação utilizada para o desenvolvimento do sistema.</text:p>
        </text:list-item>
        <text:list-item>
          <text:p text:style-name="P3"><text:span text:style-name="Strong_20_Emphasis">CustomTkinter</text:span>: Biblioteca utilizada para a criação da interface gráfica, permitindo um design mais moderno e atrativo.</text:p>
        </text:list-item>
        <text:list-item>
          <text:p text:style-name="P3"><text:span text:style-name="Strong_20_Emphasis">Datetime</text:span>: Biblioteca para manipulação de data e hora, essencial para o registro de entradas e saídas.</text:p>
        </text:list-item>
        <text:list-item>
          <text:p text:style-name="P2"><text:span text:style-name="Strong_20_Emphasis">Expressões Regulares (re)</text:span>: Utilizadas para a validação do formato das placas de veículos.</text:p>
        </text:list-item>
      </text:list>
      <text:h text:style-name="Heading_20_4" text:outline-level="4">Conclusão</text:h>
      <text:p text:style-name="Text_20_body">Este sistema de estacionamento em Python representa uma solução prática e eficiente para o gerenciamento de veículos em estacionamentos. Com uma interface amigável e funcionalidades completas, o projeto visa otimizar o processo de registro e pagamento, proporcionando uma melhor experiência para os usuários e uma administração mais eficaz para os proprietários de estacionament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2:28:08.860000000</meta:creation-date>
    <dc:date>2024-10-28T12:29:46.927000000</dc:date>
    <meta:editing-duration>PT1M40S</meta:editing-duration>
    <meta:editing-cycles>1</meta:editing-cycles>
    <meta:document-statistic meta:table-count="0" meta:image-count="0" meta:object-count="0" meta:page-count="1" meta:paragraph-count="17" meta:word-count="384" meta:character-count="2498" meta:non-whitespace-character-count="2141"/>
    <meta:generator>LibreOffice/24.2.3.2$Windows_X86_64 LibreOffice_project/433d9c2ded56988e8a90e6b2e771ee4e6a5ab2ba</meta:generator>
  </office:meta>
</office:document-meta>
</file>